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6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#A9D08E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ext-properties fo:font-size="9pt" style:font-size-asian="9pt" style:font-size-complex="9pt"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0">
      <style:text-properties fo:font-size="8pt" style:font-size-asian="8pt" style:font-size-complex="8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8" style:family="table-cell" style:parent-style-name="Percent" style:data-style-name="N37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0" style:family="table-cell" style:parent-style-name="Percen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 style:data-style-name="N0">
      <style:text-properties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0"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false" fo:break-before="auto"/>
    </style:style>
    <style:style style:name="ro2" style:family="table-row">
      <style:table-row-properties style:row-height="27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ld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40">
            <text:p><text:span text:style-name="T2">WORLD</text:span></text:p>
            <text:p>236 countries and territories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9">
            <text:p>Variable (unit)</text:p>
          </table:table-cell>
          <table:table-cell office:value-type="float" office:value="1990" table:style-name="ce10">
            <text:p>1990</text:p>
          </table:table-cell>
          <table:table-cell office:value-type="float" office:value="2000" table:style-name="ce10">
            <text:p>2000</text:p>
          </table:table-cell>
          <table:table-cell office:value-type="float" office:value="2010" table:style-name="ce10">
            <text:p>2010</text:p>
          </table:table-cell>
          <table:table-cell office:value-type="string" table:style-name="ce10">
            <text:p>2020<text:s/><text:span text:style-name="T4">1)</text:span></text:p>
          </table:table-cell>
          <table:table-cell office:value-type="string" table:style-name="ce11">
            <text:p>Data availability<text:s/><text:span text:style-name="T4">2)</text:span></text:p>
          </table:table-cell>
          <table:table-cell table:style-name="ce16"/>
          <table:table-cell table:number-columns-repeated="7" table:style-name="ce1"/>
          <table:table-cell table:style-name="ce31"/>
          <table:table-cell table:number-columns-repeated="4" table:style-name="ce21"/>
          <table:table-cell table:number-columns-repeated="16365"/>
        </table:table-row>
        <table:table-row table:style-name="ro3">
          <table:table-cell office:value-type="string" table:style-name="ce4">
            <text:p>Forest area (million ha)</text:p>
          </table:table-cell>
          <table:table-cell office:value-type="float" office:value="4236.4334224000004" table:style-name="ce14">
            <text:p>4,236</text:p>
          </table:table-cell>
          <table:table-cell office:value-type="float" office:value="4158.0495222070003" table:style-name="ce14">
            <text:p>4,158</text:p>
          </table:table-cell>
          <table:table-cell office:value-type="float" office:value="4106.3169440299998" table:style-name="ce14">
            <text:p>4,106</text:p>
          </table:table-cell>
          <table:table-cell office:value-type="float" office:value="4058.9308099999998" table:style-name="ce14">
            <text:p>4,059</text:p>
          </table:table-cell>
          <table:table-cell office:value-type="percentage" office:value="1" table:style-name="ce29">
            <text:p>100%</text:p>
          </table:table-cell>
          <table:table-cell table:number-columns-repeated="8" table:style-name="ce1"/>
          <table:table-cell table:number-columns-repeated="5" table:style-name="ce21"/>
          <table:table-cell table:number-columns-repeated="16365"/>
        </table:table-row>
        <table:table-row table:style-name="ro3">
          <table:table-cell office:value-type="string" table:style-name="ce4">
            <text:p>Forest area (% of land area)</text:p>
          </table:table-cell>
          <table:table-cell office:value-type="percentage" office:value="0.32491607413226481" table:style-name="ce28">
            <text:p>32.5%</text:p>
          </table:table-cell>
          <table:table-cell office:value-type="percentage" office:value="0.31890436886357754" table:style-name="ce28">
            <text:p>31.9%</text:p>
          </table:table-cell>
          <table:table-cell office:value-type="percentage" office:value="0.3149367044321868" table:style-name="ce28">
            <text:p>31.5%</text:p>
          </table:table-cell>
          <table:table-cell office:value-type="percentage" office:value="0.31130239342049376" table:style-name="ce28">
            <text:p>31.1%</text:p>
          </table:table-cell>
          <table:table-cell office:value-type="percentage" office:value="1" table:style-name="ce29">
            <text:p>100%</text:p>
          </table:table-cell>
          <table:table-cell table:style-name="ce16"/>
          <table:table-cell table:number-columns-repeated="7" table:style-name="ce1"/>
          <table:table-cell table:number-columns-repeated="5" table:style-name="ce21"/>
          <table:table-cell table:number-columns-repeated="16365"/>
        </table:table-row>
        <table:table-row table:style-name="ro3">
          <table:table-cell office:value-type="string" table:style-name="ce4">
            <text:p>Growing stock (billion m<text:span text:style-name="T5">3</text:span>)</text:p>
          </table:table-cell>
          <table:table-cell office:value-type="float" office:value="559.75814654568819" table:style-name="ce14">
            <text:p>560</text:p>
          </table:table-cell>
          <table:table-cell office:value-type="float" office:value="556.27280796485979" table:style-name="ce14">
            <text:p>556</text:p>
          </table:table-cell>
          <table:table-cell office:value-type="float" office:value="555.04690006308329" table:style-name="ce14">
            <text:p>555</text:p>
          </table:table-cell>
          <table:table-cell office:value-type="float" office:value="556.52253115503879" table:style-name="ce14">
            <text:p>557</text:p>
          </table:table-cell>
          <table:table-cell office:value-type="string" table:style-name="ce29">
            <text:p>100%<text:s/><text:span text:style-name="T5">3)</text:span></text:p>
          </table:table-cell>
          <table:table-cell table:style-name="ce16"/>
          <table:table-cell table:number-columns-repeated="7" table:style-name="ce1"/>
          <table:table-cell table:number-columns-repeated="5" table:style-name="ce21"/>
          <table:table-cell table:number-columns-repeated="16365"/>
        </table:table-row>
        <table:table-row table:style-name="ro3">
          <table:table-cell office:value-type="string" table:style-name="ce4">
            <text:p>Growing stock (m<text:span text:style-name="T5">3</text:span>/ha)</text:p>
          </table:table-cell>
          <table:table-cell office:value-type="float" office:value="132.1" table:style-name="ce15">
            <text:p>132.1</text:p>
          </table:table-cell>
          <table:table-cell office:value-type="float" office:value="133.80000000000001" table:style-name="ce15">
            <text:p>133.8</text:p>
          </table:table-cell>
          <table:table-cell office:value-type="float" office:value="135.19999999999999" table:style-name="ce15">
            <text:p>135.2</text:p>
          </table:table-cell>
          <table:table-cell office:value-type="float" office:value="137.1" table:style-name="ce15">
            <text:p>137.1</text:p>
          </table:table-cell>
          <table:table-cell office:value-type="string" table:style-name="ce29">
            <text:p>100%<text:s/><text:span text:style-name="T5">3)</text:span></text:p>
          </table:table-cell>
          <table:table-cell table:style-name="ce16"/>
          <table:table-cell table:number-columns-repeated="7" table:style-name="ce1"/>
          <table:table-cell table:number-columns-repeated="5" table:style-name="ce21"/>
          <table:table-cell table:number-columns-repeated="16365"/>
        </table:table-row>
        <table:table-row table:style-name="ro3">
          <table:table-cell office:value-type="string" table:style-name="ce4">
            <text:p>Carbon stock in biomass (Gt)</text:p>
          </table:table-cell>
          <table:table-cell office:value-type="float" office:value="297.80390427413028" table:style-name="ce14">
            <text:p>298</text:p>
          </table:table-cell>
          <table:table-cell office:value-type="float" office:value="295.56860177425722" table:style-name="ce14">
            <text:p>296</text:p>
          </table:table-cell>
          <table:table-cell office:value-type="float" office:value="294.09107360748567" table:style-name="ce14">
            <text:p>294</text:p>
          </table:table-cell>
          <table:table-cell office:value-type="float" office:value="294.53477434284866" table:style-name="ce14">
            <text:p>295</text:p>
          </table:table-cell>
          <table:table-cell office:value-type="string" table:style-name="ce29">
            <text:p>100%<text:s/><text:span text:style-name="T5">3)</text:span></text:p>
          </table:table-cell>
          <table:table-cell table:style-name="ce16"/>
          <table:table-cell table:number-columns-repeated="7" table:style-name="ce1"/>
          <table:table-cell table:number-columns-repeated="5" table:style-name="ce21"/>
          <table:table-cell table:number-columns-repeated="16365"/>
        </table:table-row>
        <table:table-row table:style-name="ro3">
          <table:table-cell office:value-type="string" table:style-name="ce4">
            <text:p>Carbon stock in biomass (t/ha)</text:p>
          </table:table-cell>
          <table:table-cell office:value-type="float" office:value="70.295910913422702" table:style-name="ce15">
            <text:p>70.3</text:p>
          </table:table-cell>
          <table:table-cell office:value-type="float" office:value="71.083483456797794" table:style-name="ce15">
            <text:p>71.1</text:p>
          </table:table-cell>
          <table:table-cell office:value-type="float" office:value="71.619195641137651" table:style-name="ce15">
            <text:p>71.6</text:p>
          </table:table-cell>
          <table:table-cell office:value-type="float" office:value="72.564631344782029" table:style-name="ce15">
            <text:p>72.6</text:p>
          </table:table-cell>
          <table:table-cell office:value-type="string" table:style-name="ce29">
            <text:p>100%<text:s/><text:span text:style-name="T5">3)</text:span></text:p>
          </table:table-cell>
          <table:table-cell table:style-name="ce16"/>
          <table:table-cell table:number-columns-repeated="7" table:style-name="ce1"/>
          <table:table-cell table:number-columns-repeated="5" table:style-name="ce21"/>
          <table:table-cell table:number-columns-repeated="16365"/>
        </table:table-row>
        <table:table-row table:style-name="ro3">
          <table:table-cell office:value-type="string" table:style-name="ce4">
            <text:p>Total carbon stock (Gt)</text:p>
          </table:table-cell>
          <table:table-cell office:value-type="float" office:value="668.398536027604" table:style-name="ce14">
            <text:p>668</text:p>
          </table:table-cell>
          <table:table-cell office:value-type="float" office:value="663.31603393002524" table:style-name="ce14">
            <text:p>663</text:p>
          </table:table-cell>
          <table:table-cell office:value-type="float" office:value="662.48508607546989" table:style-name="ce14">
            <text:p>662</text:p>
          </table:table-cell>
          <table:table-cell office:value-type="float" office:value="662.08754849386878" table:style-name="ce14">
            <text:p>662</text:p>
          </table:table-cell>
          <table:table-cell office:value-type="string" table:style-name="ce29">
            <text:p>100%<text:s/><text:span text:style-name="T5">3)</text:span></text:p>
          </table:table-cell>
          <table:table-cell table:style-name="ce16"/>
          <table:table-cell table:number-columns-repeated="7" table:style-name="ce1"/>
          <table:table-cell table:number-columns-repeated="5" table:style-name="ce21"/>
          <table:table-cell table:number-columns-repeated="16365"/>
        </table:table-row>
        <table:table-row table:style-name="ro3">
          <table:table-cell office:value-type="string" table:style-name="ce4">
            <text:p>Total carbon stock (t/ha)</text:p>
          </table:table-cell>
          <table:table-cell office:value-type="float" office:value="157.77387943676135" table:formula="of:=[.B9]/[.B3]*1000" table:style-name="ce15">
            <text:p>157.8</text:p>
          </table:table-cell>
          <table:table-cell office:value-type="float" office:value="159.52576571958474" table:formula="of:=[.C9]/[.C3]*1000" table:style-name="ce15">
            <text:p>159.5</text:p>
          </table:table-cell>
          <table:table-cell office:value-type="float" office:value="161.33315939935636" table:formula="of:=[.D9]/[.D3]*1000" table:style-name="ce15">
            <text:p>161.3</text:p>
          </table:table-cell>
          <table:table-cell office:value-type="float" office:value="163.11870773029236" table:formula="of:=[.E9]/[.E3]*1000" table:style-name="ce15">
            <text:p>163.1</text:p>
          </table:table-cell>
          <table:table-cell office:value-type="string" table:style-name="ce29">
            <text:p>100%<text:s/><text:span text:style-name="T5">3)</text:span></text:p>
          </table:table-cell>
          <table:table-cell table:style-name="ce16"/>
          <table:table-cell table:number-columns-repeated="7" table:style-name="ce1"/>
          <table:table-cell table:number-columns-repeated="5" table:style-name="ce21"/>
          <table:table-cell table:number-columns-repeated="16365"/>
        </table:table-row>
        <table:table-row table:style-name="ro3">
          <table:table-cell office:value-type="string" table:style-name="ce5">
            <text:p>Naturally regenerating forest (million ha)</text:p>
          </table:table-cell>
          <table:table-cell office:value-type="float" office:value="4038.3266164266906" table:style-name="ce14">
            <text:p>4,038</text:p>
          </table:table-cell>
          <table:table-cell office:value-type="float" office:value="3919.0460335717794" table:style-name="ce14">
            <text:p>3,919</text:p>
          </table:table-cell>
          <table:table-cell office:value-type="float" office:value="3815.5982585782158" table:style-name="ce14">
            <text:p>3,816</text:p>
          </table:table-cell>
          <table:table-cell office:value-type="float" office:value="3737.1716699999993" table:style-name="ce14">
            <text:p>3,737</text:p>
          </table:table-cell>
          <table:table-cell office:value-type="percentage" office:value="0.99" table:style-name="ce6">
            <text:p>99%</text:p>
          </table:table-cell>
          <table:table-cell table:number-columns-repeated="8" table:style-name="ce1"/>
          <table:table-cell table:style-name="ce21"/>
          <table:table-cell table:number-columns-repeated="4" table:style-name="ce32"/>
          <table:table-cell table:number-columns-repeated="16365"/>
        </table:table-row>
        <table:table-row table:style-name="ro3">
          <table:table-cell office:value-type="string" table:style-name="ce5">
            <text:p>Planted forest (million ha)</text:p>
          </table:table-cell>
          <table:table-cell office:value-type="float" office:value="170.06133" table:style-name="ce14">
            <text:p>170</text:p>
          </table:table-cell>
          <table:table-cell office:value-type="float" office:value="210.66204000000002" table:style-name="ce14">
            <text:p>211</text:p>
          </table:table-cell>
          <table:table-cell office:value-type="float" office:value="261.95806999999991" table:style-name="ce14">
            <text:p>262</text:p>
          </table:table-cell>
          <table:table-cell office:value-type="float" office:value="292.58660000000003" table:style-name="ce14">
            <text:p>293</text:p>
          </table:table-cell>
          <table:table-cell office:value-type="percentage" office:value="0.99" table:style-name="ce6">
            <text:p>99%</text:p>
          </table:table-cell>
          <table:table-cell table:style-name="ce16"/>
          <table:table-cell table:number-columns-repeated="7" table:style-name="ce1"/>
          <table:table-cell table:style-name="ce21"/>
          <table:table-cell table:number-columns-repeated="4" table:style-name="ce32"/>
          <table:table-cell table:number-columns-repeated="16365"/>
        </table:table-row>
        <table:table-row table:style-name="ro3">
          <table:table-cell office:value-type="string" table:style-name="ce5">
            <text:p>… of which plantation forest (million ha)</text:p>
          </table:table-cell>
          <table:table-cell office:value-type="float" office:value="74.892394535700006" table:style-name="ce14">
            <text:p>75</text:p>
          </table:table-cell>
          <table:table-cell office:value-type="float" office:value="94.701786623720011" table:style-name="ce14">
            <text:p>95</text:p>
          </table:table-cell>
          <table:table-cell office:value-type="float" office:value="115.89590485970001" table:style-name="ce14">
            <text:p>116</text:p>
          </table:table-cell>
          <table:table-cell office:value-type="float" office:value="130.66164000000003" table:style-name="ce14">
            <text:p>131</text:p>
          </table:table-cell>
          <table:table-cell office:value-type="percentage" office:value="0.99281291518245929" table:style-name="ce6">
            <text:p>99%</text:p>
          </table:table-cell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4">
            <text:p>Primary forest (million ha)</text:p>
          </table:table-cell>
          <table:table-cell office:value-type="float" office:value="906.03811999999994" table:style-name="ce14">
            <text:p>906</text:p>
          </table:table-cell>
          <table:table-cell office:value-type="float" office:value="871.94411000000014" table:style-name="ce14">
            <text:p>872</text:p>
          </table:table-cell>
          <table:table-cell office:value-type="float" office:value="837.44159000000013" table:style-name="ce14">
            <text:p>837</text:p>
          </table:table-cell>
          <table:table-cell office:value-type="float" office:value="824.74221" table:style-name="ce14">
            <text:p>825</text:p>
          </table:table-cell>
          <table:table-cell office:value-type="percentage" office:value="0.57308698987160123" table:style-name="ce6">
            <text:p>57%</text:p>
          </table:table-cell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20">
            <text:p>Mangroves (million ha)</text:p>
          </table:table-cell>
          <table:table-cell office:value-type="float" office:value="15.758900000000001" table:style-name="ce15">
            <text:p>15.8</text:p>
          </table:table-cell>
          <table:table-cell office:value-type="float" office:value="15.291600000000001" table:style-name="ce15">
            <text:p>15.3</text:p>
          </table:table-cell>
          <table:table-cell office:value-type="float" office:value="14.9283" table:style-name="ce15">
            <text:p>14.9</text:p>
          </table:table-cell>
          <table:table-cell office:value-type="float" office:value="14.71669" table:style-name="ce15">
            <text:p>14.7</text:p>
          </table:table-cell>
          <table:table-cell office:value-type="percentage" office:value="0.98623445616211447" table:style-name="ce6">
            <text:p>99%</text:p>
          </table:table-cell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4">
            <text:p>Forest in protected areas (million ha)</text:p>
          </table:table-cell>
          <table:table-cell office:value-type="float" office:value="437.82128999999998" table:style-name="ce14">
            <text:p>438</text:p>
          </table:table-cell>
          <table:table-cell office:value-type="float" office:value="499.85311000000013" table:style-name="ce14">
            <text:p>500</text:p>
          </table:table-cell>
          <table:table-cell office:value-type="float" office:value="600.84524999999996" table:style-name="ce14">
            <text:p>601</text:p>
          </table:table-cell>
          <table:table-cell office:value-type="float" office:value="629.13906000000009" table:style-name="ce14">
            <text:p>629</text:p>
          </table:table-cell>
          <table:table-cell office:value-type="percentage" office:value="0.86258987252852437" table:style-name="ce6">
            <text:p>86%</text:p>
          </table:table-cell>
          <table:table-cell table:style-name="ce16"/>
          <table:table-cell table:number-columns-repeated="16377" table:style-name="ce1"/>
        </table:table-row>
        <table:table-row table:style-name="ro3">
          <table:table-cell office:value-type="string" table:style-name="ce4">
            <text:p>Forest area with management plans (million ha)</text:p>
          </table:table-cell>
          <table:table-cell table:style-name="ce19"/>
          <table:table-cell office:value-type="float" office:value="1757.8305099999998" table:style-name="ce14">
            <text:p>1,758</text:p>
          </table:table-cell>
          <table:table-cell office:value-type="float" office:value="1855.5380800000003" table:style-name="ce14">
            <text:p>1,856</text:p>
          </table:table-cell>
          <table:table-cell office:value-type="float" office:value="1990.8654100000001" table:style-name="ce14">
            <text:p>1,991</text:p>
          </table:table-cell>
          <table:table-cell office:value-type="percentage" office:value="0.86564810647757751" table:style-name="ce6">
            <text:p>87%</text:p>
          </table:table-cell>
          <table:table-cell table:style-name="ce16"/>
          <table:table-cell table:number-columns-repeated="16377"/>
        </table:table-row>
        <table:table-row table:style-name="ro3">
          <table:table-cell office:value-type="string" table:style-name="ce4">
            <text:p>Designated management objective</text:p>
          </table:table-cell>
          <table:table-cell table:style-name="ce22"/>
          <table:table-cell table:number-columns-repeated="3" table:style-name="ce23"/>
          <table:table-cell table:style-name="ce24"/>
          <table:table-cell table:number-columns-repeated="16378" table:style-name="ce1"/>
        </table:table-row>
        <table:table-row table:style-name="ro3">
          <table:table-cell office:value-type="string" table:style-name="ce8">
            <text:p>Production (million ha)</text:p>
          </table:table-cell>
          <table:table-cell office:value-type="float" office:value="1135.8261200000002" table:style-name="ce14">
            <text:p>1,136</text:p>
          </table:table-cell>
          <table:table-cell office:value-type="float" office:value="1112.6570300000001" table:style-name="ce14">
            <text:p>1,113</text:p>
          </table:table-cell>
          <table:table-cell office:value-type="float" office:value="1097.1256799999999" table:style-name="ce14">
            <text:p>1,097</text:p>
          </table:table-cell>
          <table:table-cell office:value-type="float" office:value="1134.49299" table:style-name="ce14">
            <text:p>1,134</text:p>
          </table:table-cell>
          <table:table-cell office:value-type="percentage" office:value="0.89041193338301827" table:style-name="ce30">
            <text:p>89%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">
            <text:p>Protection of soil and water (million ha)</text:p>
          </table:table-cell>
          <table:table-cell office:value-type="float" office:value="271.52846" table:style-name="ce14">
            <text:p>272</text:p>
          </table:table-cell>
          <table:table-cell office:value-type="float" office:value="296.12375000000009" table:style-name="ce14">
            <text:p>296</text:p>
          </table:table-cell>
          <table:table-cell office:value-type="float" office:value="325.37569999999999" table:style-name="ce14">
            <text:p>325</text:p>
          </table:table-cell>
          <table:table-cell office:value-type="float" office:value="390.48722000000009" table:style-name="ce14">
            <text:p>390</text:p>
          </table:table-cell>
          <table:table-cell office:value-type="percentage" office:value="0.7104831653930066" table:style-name="ce30">
            <text:p>71%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">
            <text:p>Conservation (million ha)</text:p>
          </table:table-cell>
          <table:table-cell office:value-type="float" office:value="311.36762999999996" table:style-name="ce14">
            <text:p>311</text:p>
          </table:table-cell>
          <table:table-cell office:value-type="float" office:value="347.37554000000006" table:style-name="ce14">
            <text:p>347</text:p>
          </table:table-cell>
          <table:table-cell office:value-type="float" office:value="398.63524999999993" table:style-name="ce14">
            <text:p>399</text:p>
          </table:table-cell>
          <table:table-cell office:value-type="float" office:value="422.08593999999994" table:style-name="ce14">
            <text:p>422</text:p>
          </table:table-cell>
          <table:table-cell office:value-type="percentage" office:value="0.90669169352014656" table:style-name="ce30">
            <text:p>91%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">
            <text:p>Social services (million ha)</text:p>
          </table:table-cell>
          <table:table-cell office:value-type="float" office:value="188.32657" table:style-name="ce14">
            <text:p>188</text:p>
          </table:table-cell>
          <table:table-cell office:value-type="float" office:value="180.46838" table:style-name="ce14">
            <text:p>180</text:p>
          </table:table-cell>
          <table:table-cell office:value-type="float" office:value="180.40539999999999" table:style-name="ce14">
            <text:p>180</text:p>
          </table:table-cell>
          <table:table-cell office:value-type="float" office:value="182.26901000000001" table:style-name="ce14">
            <text:p>182</text:p>
          </table:table-cell>
          <table:table-cell office:value-type="percentage" office:value="0.66341783490514838" table:style-name="ce30">
            <text:p>66%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">
            <text:p>Multiple use (million ha)</text:p>
          </table:table-cell>
          <table:table-cell office:value-type="float" office:value="809.18078000000003" table:style-name="ce14">
            <text:p>809</text:p>
          </table:table-cell>
          <table:table-cell office:value-type="float" office:value="780.45782000000008" table:style-name="ce14">
            <text:p>780</text:p>
          </table:table-cell>
          <table:table-cell office:value-type="float" office:value="750.72778000000005" table:style-name="ce14">
            <text:p>751</text:p>
          </table:table-cell>
          <table:table-cell office:value-type="float" office:value="738.46401000000003" table:style-name="ce14">
            <text:p>738</text:p>
          </table:table-cell>
          <table:table-cell office:value-type="percentage" office:value="0.79278993671734943" table:style-name="ce30">
            <text:p>79%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">
            <text:p>Other (million ha)</text:p>
          </table:table-cell>
          <table:table-cell office:value-type="float" office:value="322.43825999999996" table:style-name="ce14">
            <text:p>322</text:p>
          </table:table-cell>
          <table:table-cell office:value-type="float" office:value="335.62379999999996" table:style-name="ce14">
            <text:p>336</text:p>
          </table:table-cell>
          <table:table-cell office:value-type="float" office:value="311.81033000000002" table:style-name="ce14">
            <text:p>312</text:p>
          </table:table-cell>
          <table:table-cell office:value-type="float" office:value="210.12045999999998" table:style-name="ce14">
            <text:p>210</text:p>
          </table:table-cell>
          <table:table-cell office:value-type="percentage" office:value="0.68362992371382658" table:style-name="ce30">
            <text:p>68%</text:p>
          </table:table-cell>
          <table:table-cell table:number-columns-repeated="16378" table:style-name="ce1"/>
        </table:table-row>
        <table:table-row table:style-name="ro3">
          <table:table-cell table:style-name="ce17"/>
          <table:table-cell table:number-columns-repeated="4" table:style-name="ce14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2">
            <text:p>Variable (unit)</text:p>
          </table:table-cell>
          <table:table-cell office:value-type="float" office:value="1990" table:style-name="ce13">
            <text:p>1990</text:p>
          </table:table-cell>
          <table:table-cell office:value-type="float" office:value="2000" table:style-name="ce13">
            <text:p>2000</text:p>
          </table:table-cell>
          <table:table-cell office:value-type="float" office:value="2010" table:style-name="ce13">
            <text:p>2010</text:p>
          </table:table-cell>
          <table:table-cell office:value-type="float" office:value="2015" table:style-name="ce13">
            <text:p>2015</text:p>
          </table:table-cell>
          <table:table-cell office:value-type="string" table:style-name="ce11">
            <text:p>Data availability<text:s/><text:span text:style-name="T4">2)</text:span>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Private ownership (million ha)</text:p>
          </table:table-cell>
          <table:table-cell office:value-type="float" office:value="827.54583000000002" table:style-name="ce14">
            <text:p>828</text:p>
          </table:table-cell>
          <table:table-cell office:value-type="float" office:value="817.34812999999986" table:style-name="ce14">
            <text:p>817</text:p>
          </table:table-cell>
          <table:table-cell office:value-type="float" office:value="840.96500000000003" table:style-name="ce14">
            <text:p>841</text:p>
          </table:table-cell>
          <table:table-cell office:value-type="float" office:value="856.58786999999995" table:style-name="ce14">
            <text:p>857</text:p>
          </table:table-cell>
          <table:table-cell office:value-type="percentage" office:value="0.94784938943071084" table:style-name="ce30">
            <text:p>95%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Public ownership (million ha)</text:p>
          </table:table-cell>
          <table:table-cell office:value-type="float" office:value="2950.4979900000003" table:style-name="ce14">
            <text:p>2,950</text:p>
          </table:table-cell>
          <table:table-cell office:value-type="float" office:value="2918.2667999999999" table:style-name="ce14">
            <text:p>2,918</text:p>
          </table:table-cell>
          <table:table-cell office:value-type="float" office:value="2859.0991599999998" table:style-name="ce14">
            <text:p>2,859</text:p>
          </table:table-cell>
          <table:table-cell office:value-type="float" office:value="2834.8233799999998" table:style-name="ce14">
            <text:p>2,835</text:p>
          </table:table-cell>
          <table:table-cell office:value-type="percentage" office:value="0.94784938943071084" table:style-name="ce30">
            <text:p>95%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Other/unknown ownership (million ha)</text:p>
          </table:table-cell>
          <table:table-cell office:value-type="float" office:value="445.9654524" table:style-name="ce14">
            <text:p>446</text:p>
          </table:table-cell>
          <table:table-cell office:value-type="float" office:value="329.64274220699991" table:style-name="ce14">
            <text:p>330</text:p>
          </table:table-cell>
          <table:table-cell office:value-type="float" office:value="299.45456403000003" table:style-name="ce14">
            <text:p>299</text:p>
          </table:table-cell>
          <table:table-cell office:value-type="float" office:value="283.50204593599994" table:style-name="ce14">
            <text:p>284</text:p>
          </table:table-cell>
          <table:table-cell office:value-type="percentage" office:value="1" table:style-name="ce30">
            <text:p>100%</text:p>
          </table:table-cell>
          <table:table-cell table:number-columns-repeated="16378" table:style-name="ce1"/>
        </table:table-row>
        <table:table-row table:style-name="ro4" table:visibility="collapse">
          <table:table-cell office:value-type="string" table:style-name="ce4">
            <text:p>Management rights of public forests</text:p>
          </table:table-cell>
          <table:table-cell table:number-columns-spanned="5" table:number-rows-spanned="1" table:style-name="ce41"/>
          <table:covered-table-cell table:number-columns-repeated="4"/>
          <table:table-cell table:number-columns-repeated="16378" table:style-name="ce1"/>
        </table:table-row>
        <table:table-row table:style-name="ro4" table:visibility="collapse">
          <table:table-cell office:value-type="string" table:style-name="ce8">
            <text:p>Public Administration</text:p>
          </table:table-cell>
          <table:table-cell table:style-name="ce25"/>
          <table:table-cell table:number-columns-repeated="3" table:style-name="ce26"/>
          <table:table-cell table:style-name="ce27"/>
          <table:table-cell table:number-columns-repeated="16378" table:style-name="ce1"/>
        </table:table-row>
        <table:table-row table:style-name="ro4" table:visibility="collapse">
          <table:table-cell office:value-type="string" table:style-name="ce8">
            <text:p>Individuals</text:p>
          </table:table-cell>
          <table:table-cell table:style-name="ce25"/>
          <table:table-cell table:number-columns-repeated="3" table:style-name="ce26"/>
          <table:table-cell table:style-name="ce27"/>
          <table:table-cell table:number-columns-repeated="16378" table:style-name="ce1"/>
        </table:table-row>
        <table:table-row table:style-name="ro4" table:visibility="collapse">
          <table:table-cell office:value-type="string" table:style-name="ce8">
            <text:p>Private business entities and institutions</text:p>
          </table:table-cell>
          <table:table-cell table:style-name="ce25"/>
          <table:table-cell table:number-columns-repeated="3" table:style-name="ce26"/>
          <table:table-cell table:style-name="ce27"/>
          <table:table-cell table:number-columns-repeated="16378" table:style-name="ce1"/>
        </table:table-row>
        <table:table-row table:style-name="ro4" table:visibility="collapse">
          <table:table-cell office:value-type="string" table:style-name="ce8">
            <text:p>Local, tribal and indigenous communities</text:p>
          </table:table-cell>
          <table:table-cell table:number-columns-repeated="4" table:style-name="ce4"/>
          <table:table-cell table:style-name="ce7"/>
          <table:table-cell table:number-columns-repeated="16378" table:style-name="ce1"/>
        </table:table-row>
        <table:table-row table:style-name="ro4" table:visibility="collapse">
          <table:table-cell office:value-type="string" table:style-name="ce8">
            <text:p>Unknown/other</text:p>
          </table:table-cell>
          <table:table-cell table:number-columns-repeated="4" table:style-name="ce17"/>
          <table:table-cell table:style-name="ce18"/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number-columns-spanned="6" table:number-rows-spanned="1" table:style-name="ce36">
            <text:p><text:span text:style-name="T5">1)</text:span><text:s text:c="2"/>Data <text:s/>for 2020 are based on countries that reported a complete time series of data and may be slightly<text:s/></text:p>
            <text:p><text:s text:c="5"/>different from the figures presented in the report based on an analysis exclusively of the 2020 data.<text:s/></text:p>
          </table:table-cell>
          <table:covered-table-cell table:number-columns-repeated="5"/>
          <table:table-cell table:number-columns-repeated="16378" table:style-name="ce1"/>
        </table:table-row>
        <table:table-row table:style-name="ro3">
          <table:table-cell office:value-type="string" table:style-name="ce3">
            <text:p><text:span text:style-name="T5">2)</text:span><text:s text:c="2"/>Data availability refers to the proportion of the total forest area that the reporting countries represent.<text:s/></text:p>
          </table:table-cell>
          <table:table-cell table:number-columns-repeated="4" table:style-name="ce1"/>
          <table:table-cell table:style-name="ce2"/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<text:span text:style-name="T5">3)</text:span><text:s text:c="2"/>Missing values have been filled with FAO estimates</text:p>
          </table:table-cell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Print_Area" table:cell-range-address="World.$A$1:World.$F$39" table:base-cell-address="World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percentage-style style:name="N37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rjan Jonsson (FOA)</meta:initial-creator>
    <dc:creator>Pekkarinen, Anssi (FOA)</dc:creator>
    <meta:creation-date>2019-11-28T13:43:02Z</meta:creation-date>
    <dc:date>2020-07-20T07:51:18Z</dc:date>
    <meta:print-date>2020-01-14T18:33:26Z</meta:print-date>
  </office:meta>
</office:document-meta>
</file>